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loext="urn:org:documentfoundation:names:experimental:office:xmlns:loext:1.0" xmlns:officeooo="http://openoffice.org/2009/office">
  <office:scripts/>
  <office:font-face-decls>
    <style:font-face style:name="FreeSans1" svg:font-family="FreeSans" style:font-family-generic="swiss"/>
    <style:font-face style:name="Noto Sans" svg:font-family="'Noto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T1" style:family="text">
      <style:text-properties officeooo:rsid="00184ee1"/>
    </style:style>
    <style:style style:name="T2" style:family="text">
      <style:text-properties officeooo:rsid="00191c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ffeeStats <text:span text:style-name="T1">| Web-Engineering I WS17/18</text:span></text:h>
      <text:h text:style-name="Heading_20_2" text:outline-level="2">Gruppe:</text:h>
      <table:table table:name="Table1" table:style-name="Table1">
        <table:table-column table:style-name="Table1.A" table:number-columns-repeated="3"/>
        <table:table-row>
          <table:table-cell table:style-name="Table1.A1" office:value-type="string">
            <text:p text:style-name="P1">Name</text:p>
          </table:table-cell>
          <table:table-cell table:style-name="Table1.A1" office:value-type="string">
            <text:p text:style-name="P1">Vorname</text:p>
          </table:table-cell>
          <table:table-cell table:style-name="Table1.C1" office:value-type="string">
            <text:p text:style-name="P1">Matrikelnummer</text:p>
          </table:table-cell>
        </table:table-row>
        <table:table-row>
          <table:table-cell table:style-name="Table1.A2" office:value-type="string">
            <text:p text:style-name="Table_20_Contents">Günaydin</text:p>
          </table:table-cell>
          <table:table-cell table:style-name="Table1.A2" office:value-type="string">
            <text:p text:style-name="Table_20_Contents">Burak</text:p>
          </table:table-cell>
          <table:table-cell table:style-name="Table1.C2" office:value-type="string">
            <text:p text:style-name="Table_20_Contents">853872</text:p>
          </table:table-cell>
        </table:table-row>
        <table:table-row>
          <table:table-cell table:style-name="Table1.A2" office:value-type="string">
            <text:p text:style-name="Table_20_Contents">Wenzke</text:p>
          </table:table-cell>
          <table:table-cell table:style-name="Table1.A2" office:value-type="string">
            <text:p text:style-name="Table_20_Contents">Eric</text:p>
          </table:table-cell>
          <table:table-cell table:style-name="Table1.C2" office:value-type="string">
            <text:p text:style-name="Table_20_Contents">8604922</text:p>
          </table:table-cell>
        </table:table-row>
      </table:table>
      <text:p text:style-name="Text_20_body"/>
      <text:p text:style-name="Text_20_body">Eine Webseite wo man seinen täglichen verbrauch an Coffein in mg einträgt. Die Eingabe wird identifiziert durch ein Namensfeld und eine E-Mail-Adresse. Nach dem Eintragen erhält man eine Tabelle mit den vorher eingetragenen Werten <text:span text:style-name="T2">und eine Übersicht wie viel man in einem vorher definierten Zeitraum konsumiert hat. Mit einem Radio-Button kann man universell ein anderes Datum eintragen. Das Datum Feld erscheint, wenn der Radiobutton vom Wert „heute“ auf „anderes Datum“ geschaltet wird. Unter den Feldern steht eine Tabelle mit Kaffeesorten und ihrer durchschnittlichen Koffeinme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loext="urn:org:documentfoundation:names:experimental:office:xmlns:loext:1.0" xmlns:officeooo="http://openoffice.org/2009/office">
  <office:font-face-decls>
    <style:font-face style:name="FreeSans1" svg:font-family="FreeSans" style:font-family-generic="swiss"/>
    <style:font-face style:name="Noto Sans" svg:font-family="'Noto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Noto Sans"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Noto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Noto San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style:font-name="Noto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Noto San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7-10-11T18:27:03.443496776</meta:creation-date>
    <dc:date>2017-10-18T15:19:59</dc:date>
    <meta:editing-duration>PT00H14M40S</meta:editing-duration>
    <meta:editing-cycles>27</meta:editing-cycles>
    <meta:generator>NeoOffice/3.2015.12$Unix OpenOffice.org_project/</meta:generator>
    <meta:document-statistic meta:table-count="1" meta:image-count="0" meta:object-count="0" meta:page-count="1" meta:paragraph-count="12" meta:word-count="101" meta:character-count="692"/>
  </office:meta>
</office:document-meta>
</file>